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hesansoffice" svg:font-family="Thesansoffice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hesansoffice" fo:font-size="15pt" fo:font-weight="bold" officeooo:rsid="0007b19e" officeooo:paragraph-rsid="0007b19e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Thesansoffice" officeooo:rsid="0007b19e" officeooo:paragraph-rsid="0007b19e"/>
    </style:style>
    <style:style style:name="P3" style:family="paragraph" style:parent-style-name="Standard">
      <style:text-properties style:font-name="Thesansoffice" officeooo:rsid="0007b19e" officeooo:paragraph-rsid="000a2357"/>
    </style:style>
    <style:style style:name="P4" style:family="paragraph" style:parent-style-name="Standard">
      <style:text-properties style:font-name="Thesansoffice" fo:font-weight="bold" officeooo:rsid="000a2357" officeooo:paragraph-rsid="000a2357" style:font-weight-asian="bold" style:font-weight-complex="bold"/>
    </style:style>
    <style:style style:name="P5" style:family="paragraph" style:parent-style-name="Standard">
      <style:text-properties style:font-name="Thesansoffice" fo:font-weight="bold" officeooo:rsid="000a2357" officeooo:paragraph-rsid="000be35f" style:font-weight-asian="bold" style:font-weight-complex="bold"/>
    </style:style>
    <style:style style:name="P6" style:family="paragraph" style:parent-style-name="Standard">
      <style:text-properties style:font-name="Thesansoffice" fo:font-weight="bold" officeooo:rsid="0007b19e" officeooo:paragraph-rsid="000a2357" style:font-weight-asian="bold" style:font-weight-complex="bold"/>
    </style:style>
    <style:style style:name="P7" style:family="paragraph" style:parent-style-name="Standard">
      <style:text-properties style:font-name="Thesansoffice" fo:font-weight="bold" officeooo:rsid="0007b19e" officeooo:paragraph-rsid="0007b19e" style:font-weight-asian="bold" style:font-weight-complex="bold"/>
    </style:style>
    <style:style style:name="P8" style:family="paragraph" style:parent-style-name="Standard">
      <style:text-properties style:font-name="Thesansoffice" officeooo:rsid="000a2357" officeooo:paragraph-rsid="000a2357"/>
    </style:style>
    <style:style style:name="P9" style:family="paragraph" style:parent-style-name="Standard">
      <style:text-properties style:font-name="Thesansoffice" officeooo:rsid="000a2357" officeooo:paragraph-rsid="000be35f"/>
    </style:style>
    <style:style style:name="P10" style:family="paragraph" style:parent-style-name="Standard">
      <style:text-properties style:font-name="Thesansoffice" fo:font-size="12pt" officeooo:rsid="0009f0ea" officeooo:paragraph-rsid="0009f0ea" style:font-size-asian="12pt" style:font-size-complex="12pt"/>
    </style:style>
    <style:style style:name="P11" style:family="paragraph" style:parent-style-name="Standard">
      <style:text-properties style:font-name="Thesansoffice" fo:font-size="12pt" officeooo:rsid="0009f0ea" officeooo:paragraph-rsid="000cdbca" style:font-size-asian="12pt" style:font-size-complex="12pt"/>
    </style:style>
    <style:style style:name="P12" style:family="paragraph" style:parent-style-name="Standard">
      <style:text-properties style:font-name="Courier 10 Pitch" officeooo:rsid="000a2357" officeooo:paragraph-rsid="000a2357"/>
    </style:style>
    <style:style style:name="P13" style:family="paragraph" style:parent-style-name="Standard">
      <style:text-properties style:font-name="Courier 10 Pitch" officeooo:rsid="000a2357" officeooo:paragraph-rsid="000be35f"/>
    </style:style>
    <style:style style:name="P14" style:family="paragraph" style:parent-style-name="Standard">
      <style:text-properties style:font-name="Courier 10 Pitch" fo:font-size="12pt" officeooo:rsid="0009f0ea" officeooo:paragraph-rsid="0009f0ea" style:font-size-asian="12pt" style:font-size-complex="12pt"/>
    </style:style>
    <style:style style:name="P15" style:family="paragraph" style:parent-style-name="Table_20_Contents">
      <style:text-properties style:font-name="Thesansoffice" fo:font-size="12pt" fo:font-weight="bold" officeooo:paragraph-rsid="000cdbca" style:font-size-asian="12pt" style:font-weight-asian="bold" style:font-size-complex="12pt" style:font-weight-complex="bold"/>
    </style:style>
    <style:style style:name="T1" style:family="text">
      <style:text-properties officeooo:rsid="000a2357"/>
    </style:style>
    <style:style style:name="T2" style:family="text">
      <style:text-properties officeooo:rsid="000be35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cdb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ndleiding b3p-stuftax-loader</text:p>
      <text:p text:style-name="P2"/>
      <text:p text:style-name="P4">Aanmaken Stuf TAX database</text:p>
      <text:p text:style-name="P8"/>
      <text:p text:style-name="P3"><text:span text:style-name="T1">Oracle:<text:tab/>'/</text:span><text:bookmark-start text:name="__DdeLink__64_608932465"/><text:span text:style-name="T1">database</text:span><text:bookmark-end text:name="__DdeLink__64_608932465"/><text:span text:style-name="T1">/oracle-schema-export.sql'</text:span></text:p>
      <text:p text:style-name="P8">Postgres:<text:tab/>'/database/postgresql-schema-export.sql'</text:p>
      <text:p text:style-name="P2"/>
      <text:p text:style-name="P6">Kopieer <text:span text:style-name="T1">jar </text:span>naar de applicatieserver</text:p>
      <text:p text:style-name="P3"/>
      <text:p text:style-name="P3">'<text:span text:style-name="T1">b</text:span>3p-stuftax-loader-1.0-jar-with-dependencies.jar'</text:p>
      <text:p text:style-name="P2"/>
      <text:p text:style-name="P7">Uitvoeren</text:p>
      <text:p text:style-name="P2"/>
      <text:p text:style-name="P14">java -jar b3p-stuftax-loader-1.0-jar-with-dependencies.jar &lt;options&gt; </text:p>
      <text:p text:style-name="P10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5"><text:span text:style-name="T4">Optie</text:span></text:p>
          </table:table-cell>
          <table:table-cell table:style-name="Table1.B1" office:value-type="string">
            <text:p text:style-name="P15"><text:span text:style-name="T4">Omschrijving</text:span></text:p>
          </table:table-cell>
        </table:table-row>
        <table:table-row>
          <table:table-cell table:style-name="Table1.A2" office:value-type="string">
            <text:p text:style-name="P11">-filename &lt;filename<text:span text:style-name="T1">&gt;<text:tab/></text:span></text:p>
          </table:table-cell>
          <table:table-cell table:style-name="Table1.B2" office:value-type="string">
            <text:p text:style-name="P11">Pad met bestandsnaam.</text:p>
          </table:table-cell>
        </table:table-row>
        <table:table-row>
          <table:table-cell table:style-name="Table1.A2" office:value-type="string">
            <text:p text:style-name="P11">-url &lt;url&gt; <text:tab/></text:p>
          </table:table-cell>
          <table:table-cell table:style-name="Table1.B2" office:value-type="string">
            <text:p text:style-name="P11">Jdbc url naar database.</text:p>
          </table:table-cell>
        </table:table-row>
        <table:table-row>
          <table:table-cell table:style-name="Table1.A2" office:value-type="string">
            <text:p text:style-name="P11">-user &lt;user&gt;</text:p>
          </table:table-cell>
          <table:table-cell table:style-name="Table1.B2" office:value-type="string">
            <text:p text:style-name="P11">Database gebruiker.</text:p>
          </table:table-cell>
        </table:table-row>
        <table:table-row>
          <table:table-cell table:style-name="Table1.A2" office:value-type="string">
            <text:p text:style-name="P11">-password &lt;password&gt;</text:p>
          </table:table-cell>
          <table:table-cell table:style-name="Table1.B2" office:value-type="string">
            <text:p text:style-name="P11">Database wachtwoord.</text:p>
          </table:table-cell>
        </table:table-row>
      </table:table>
      <text:p text:style-name="P10"/>
      <text:p text:style-name="P8"><text:span text:style-name="T3">Voorbeeld Oracle</text:span></text:p>
      <text:p text:style-name="P8"/>
      <text:p text:style-name="P12"><text:bookmark-start text:name="__DdeLink__356_608932465"/>java -jar b3p-stuftax-loader-1.0-jar-with-dependencies.jar -filename /mnt/data/stuftax/STUFTAX.txt -url jdbc:oracle:thin:@b3p-demoserver:1521:orcl -user geodata -password geodata<text:bookmark-end text:name="__DdeLink__356_608932465"/></text:p>
      <text:p text:style-name="P8"/>
      <text:p text:style-name="P5">Voorbeeld <text:span text:style-name="T2">Postgres</text:span></text:p>
      <text:p text:style-name="P9"/>
      <text:p text:style-name="P13"><text:bookmark-start text:name="__DdeLink__90_460225302"/>java -jar b3p-stuftax-loader-1.0-jar-with-dependencies.jar -filename /mnt/data/stuftax/STUFTAX.txt -url <text:span text:style-name="T2">jdbc:postgresql://localhost:5432/gisdata</text:span> -user <text:bookmark-start text:name="__DdeLink__87_460225302"/><text:span text:style-name="T2">gisdata</text:span><text:bookmark-end text:name="__DdeLink__87_460225302"/> -password <text:span text:style-name="T2">gisdata</text:span><text:bookmark-end text:name="__DdeLink__90_46022530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hesansoffice" svg:font-family="Thesansoffice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 </meta:initial-creator>
    <meta:creation-date>2014-03-17T13:55:49</meta:creation-date>
    <dc:date>2014-04-28T13:48:07</dc:date>
    <dc:creator>boy </dc:creator>
    <meta:editing-duration>PT36M31S</meta:editing-duration>
    <meta:editing-cycles>6</meta:editing-cycles>
    <meta:generator>LibreOffice/3.6$Linux_X86_64 LibreOffice_project/360m1$Build-2</meta:generator>
    <meta:document-statistic meta:table-count="1" meta:image-count="0" meta:object-count="0" meta:page-count="1" meta:paragraph-count="22" meta:word-count="68" meta:character-count="867" meta:non-whitespace-character-count="817"/>
  </office:meta>
</office:document-meta>
</file>